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tricul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colonia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umero_alumnos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ruta</text:p>
          </table:table-cell>
          <table:table-cell/>
        </table:table-row>
        <table:table-row table:style-name="ro1">
          <table:table-cell office:value-type="string" calcext:value-type="string">
            <text:p>cfiafsvv53</text:p>
          </table:table-cell>
          <table:table-cell office:value-type="string" calcext:value-type="string">
            <text:p>borrego</text:p>
          </table:table-cell>
          <table:table-cell office:value-type="string" calcext:value-type="string">
            <text:p>main stree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centro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torreon</text:p>
          </table:table-cell>
          <table:table-cell office:value-type="string" calcext:value-type="string">
            <text:p>coahuil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amon perez</text:p>
          </table:table-cell>
          <table:table-cell office:value-type="float" office:value="4545.545" calcext:value-type="float">
            <text:p>4545,545</text:p>
          </table:table-cell>
          <table:table-cell office:value-type="float" office:value="848.56" calcext:value-type="float">
            <text:p>848,56</text:p>
          </table:table-cell>
          <table:table-cell office:value-type="float" office:value="666" calcext:value-type="float">
            <text:p>666</text:p>
          </table:table-cell>
          <table:table-cell/>
        </table:table-row>
        <table:table-row table:style-name="ro1">
          <table:table-cell office:value-type="string" calcext:value-type="string">
            <text:p>abcdlkop</text:p>
          </table:table-cell>
          <table:table-cell office:value-type="string" calcext:value-type="string">
            <text:p>cabra</text:p>
          </table:table-cell>
          <table:table-cell office:value-type="string" calcext:value-type="string">
            <text:p>main stree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centro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torreon</text:p>
          </table:table-cell>
          <table:table-cell office:value-type="string" calcext:value-type="string">
            <text:p>coahuil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juan escutia</text:p>
          </table:table-cell>
          <table:table-cell office:value-type="float" office:value="4545.545" calcext:value-type="float">
            <text:p>4545,545</text:p>
          </table:table-cell>
          <table:table-cell office:value-type="float" office:value="848.56" calcext:value-type="float">
            <text:p>848,56</text:p>
          </table:table-cell>
          <table:table-cell office:value-type="float" office:value="777" calcext:value-type="float">
            <text:p>777</text:p>
          </table:table-cell>
          <table:table-cell table:style-name="ce2"/>
        </table:table-row>
        <table:table-row table:style-name="ro1">
          <table:table-cell office:value-type="string" calcext:value-type="string">
            <text:p>cfiafsvv53</text:p>
          </table:table-cell>
          <table:table-cell office:value-type="string" calcext:value-type="string">
            <text:p>cabra</text:p>
          </table:table-cell>
          <table:table-cell office:value-type="string" calcext:value-type="string">
            <text:p>main street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centro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torreon</text:p>
          </table:table-cell>
          <table:table-cell office:value-type="string" calcext:value-type="string">
            <text:p>coahuil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juan escutia</text:p>
          </table:table-cell>
          <table:table-cell office:value-type="float" office:value="4545.545" calcext:value-type="float">
            <text:p>4545,545</text:p>
          </table:table-cell>
          <table:table-cell office:value-type="float" office:value="848.56" calcext:value-type="float">
            <text:p>848,56</text:p>
          </table:table-cell>
          <table:table-cell office:value-type="float" office:value="777" calcext:value-type="float">
            <text:p>7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12:37:09.3551039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6:21:07.725194191</meta:creation-date>
    <dc:date>2019-04-01T12:37:26.990280662</dc:date>
    <meta:editing-duration>PT4M40S</meta:editing-duration>
    <meta:editing-cycles>9</meta:editing-cycles>
    <meta:generator>LibreOffice/6.0.7.3$Linux_X86_64 LibreOffice_project/00m0$Build-3</meta:generator>
    <meta:document-statistic meta:table-count="1" meta:cell-count="52" meta:object-count="0"/>
  </office:meta>
</office:document-meta>
</file>